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35E498545.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09</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text:p text:style-name="Standard"><draw:frame draw:style-name="fr1" draw:name="Picture 1" text:anchor-type="as-char" svg:width="8.146cm" svg:height="5.362cm" draw:z-index="0"><draw:image xlink:href="Pictures/1000000000000264000001935E498545.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907" meta:character-count="19261" meta:non-whitespace-character-count="16373"/>
    <meta:user-defined meta:name="AppVersion">14.0000</meta:user-defined>
    <meta:template xlink:type="simple" xlink:actuate="onRequest" xlink:title="Normal.dotm" xlink:href=""/>
  </office:meta>
</office:document-meta>
</file>